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8000003070489EE874EE2A4E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Obrázek3" text:anchor-type="char" svg:x="-0.517cm" svg:y="0.847cm" svg:width="17.858cm" svg:height="13.409cm" draw:z-index="0"><draw:image xlink:href="Pictures/1000000100000408000003070489EE874EE2A4E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7T19:50:28.946000000</meta:creation-date>
    <dc:date>2025-01-17T19:50:58.350000000</dc:date>
    <meta:editing-duration>PT29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4.3.2$Windows_X86_64 LibreOffice_project/1048a8393ae2eeec98dff31b5c133c5f1d08b890</meta:generator>
  </office:meta>
</office:document-meta>
</file>